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Reglas REST</text:p>
      <text:p text:style-name="P2"><text:span text:style-name="T3">POST /mediciones</text:span><text:s/>-&gt; se envía a través del cuerpo de la petición un array JSON ( <text:s/>[{nombreDispositivo: texto, macDispositivo: texto, uuidDispositivo: texto, tipo: texto, medida: real, fecha: entero, latitud: real, longitud: real } ]) y se registra en la tabla Medicion.<text:s/></text:p>
      <text:p text:style-name="P4"><text:span text:style-name="T5">GET</text:span><text:span text:style-name="T6"><text:s/></text:span><text:span text:style-name="T7">/ultimasMediciones/:cuantas</text:span><text:s/>-&gt; se envía a través de la URL un texto con el número de mediciones que se quieren obtener y devuelve un array JSON [{nombreDispositivo: texto, macDispositivo: texto, uuidDispositivo: texto, tipo: texto, medida: real, fecha: entero, latitud: real, longitud: real } ] desde la tabla Medicion con las n últimas mediciones registradas.</text:p>
      <text:p text:style-name="P8"><text:span text:style-name="T9">GET</text:span><text:span text:style-name="T10"><text:s/></text:span><text:span text:style-name="T11">/todasLasMediciones</text:span><text:s/>-&gt; se envía a través de la URL y devuelve un array JSON [{nombreDispositivo: texto, macDispositivo: texto, uuidDispositivo: texto, tipo: texto, medida: real, fecha: entero, latitud: real, longitud: real } ] desde la tabla Medicion con todas las mediciones registradas.</text:p>
      <text:p text:style-name="Normal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tor Benitez Estruch</meta:initial-creator>
    <dc:creator>Aitor Benitez Estruch</dc:creator>
    <meta:creation-date>2021-10-10T18:13:00Z</meta:creation-date>
    <dc:date>2021-10-10T19:16:00Z</dc:date>
    <meta:print-date>2021-10-10T18:21:00Z</meta:print-date>
    <meta:template xlink:href="Normal.dotm" xlink:type="simple"/>
    <meta:editing-cycles>2</meta:editing-cycles>
    <meta:editing-duration>PT3780S</meta:editing-duration>
    <meta:document-statistic meta:page-count="1" meta:paragraph-count="1" meta:word-count="144" meta:character-count="941" meta:row-count="6" meta:non-whitespace-character-count="798"/>
  </office:meta>
</office:document-meta>
</file>